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8.414cm" table:align="left"/>
    </style:style>
    <style:style style:name="Tableau1.A" style:family="table-column">
      <style:table-column-properties style:column-width="6.669cm"/>
    </style:style>
    <style:style style:name="Tableau1.B" style:family="table-column">
      <style:table-column-properties style:column-width="1.744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1.236cm" table:align="left"/>
    </style:style>
    <style:style style:name="Tableau2.A" style:family="table-column">
      <style:table-column-properties style:column-width="4.036cm"/>
    </style:style>
    <style:style style:name="Tableau2.B" style:family="table-column">
      <style:table-column-properties style:column-width="7.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8.264cm" table:align="left"/>
    </style:style>
    <style:style style:name="Tableau3.A" style:family="table-column">
      <style:table-column-properties style:column-width="5.719cm"/>
    </style:style>
    <style:style style:name="Tableau3.B" style:family="table-column">
      <style:table-column-properties style:column-width="2.545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0.118cm" table:align="left"/>
    </style:style>
    <style:style style:name="Tableau4.A" style:family="table-column">
      <style:table-column-properties style:column-width="3.216cm"/>
    </style:style>
    <style:style style:name="Tableau4.B" style:family="table-column">
      <style:table-column-properties style:column-width="6.902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1">
      <style:paragraph-properties fo:margin-top="0cm" fo:margin-bottom="0.499cm" style:contextual-spacing="false"/>
    </style:style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>
      <style:text-properties officeooo:paragraph-rsid="0003dcf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fait, merci pour la précision — là ton besoin est <text:span text:style-name="Strong_20_Emphasis">très clair</text:span> 👍<text:line-break/>Tu veux un moteur de recettes <text:span text:style-name="Strong_20_Emphasis">type “frigo intelligent”</text:span>, avec <text:span text:style-name="Strong_20_Emphasis">2 règles</text:span> :</text:p>
      <text:p text:style-name="Horizontal_20_Line"/>
      <text:h text:style-name="Heading_20_2" text:outline-level="2">🎯 Tes règles fonctionnelles (reformulées clairement)</text:h>
      <text:h text:style-name="Heading_20_3" text:outline-level="3">1️⃣ <text:span text:style-name="Strong_20_Emphasis">Recettes faisables avec ce que j’ai</text:span></text:h>
      <text:p text:style-name="Quotations">Tous les ingrédients de la recette <text:span text:style-name="Strong_20_Emphasis">appartiennent à MA liste</text:span><text:line-break/>➜ certains ingrédients de ma liste peuvent <text:span text:style-name="Strong_20_Emphasis">ne pas être utilisés</text:span></text:p>
      <text:p text:style-name="Text_20_body">➡️ <text:span text:style-name="Strong_20_Emphasis">Aucun ingrédient externe autorisé</text:span></text:p>
      <text:p text:style-name="Horizontal_20_Line"/>
      <text:h text:style-name="Heading_20_3" text:outline-level="3">2️⃣ <text:span text:style-name="Strong_20_Emphasis">Recettes presque faisables</text:span></text:h>
      <text:p text:style-name="Quotations">Une partie de mes ingrédients est utilisée<text:line-break/>➜ mais je peux <text:span text:style-name="Strong_20_Emphasis">rajouter quelques ingrédients manquants</text:span></text:p>
      <text:p text:style-name="Text_20_body">➡️ On accepte des ingrédients <text:span text:style-name="Strong_20_Emphasis">en plus</text:span>, mais on veut les <text:span text:style-name="Strong_20_Emphasis">identifier</text:span></text:p>
      <text:p text:style-name="Horizontal_20_Line"/>
      <text:h text:style-name="Heading_20_2" text:outline-level="2">✅ APIs qui répondent EXACTEMENT à ces 2 cas</text:h>
      <text:p text:style-name="Horizontal_20_Line"/>
      <text:h text:style-name="Heading_20_2" text:outline-level="2">🥇 <text:span text:style-name="Strong_20_Emphasis">Spoonacular</text:span> — parfaitement adapté</text:h>
      <text:h text:style-name="Heading_20_3" text:outline-level="3">🔹 Cas 1️⃣ : <text:span text:style-name="Emphasis">100% faisable avec mes ingrédients</text:span></text:h>
      <text:p text:style-name="Text_20_body">Utilise :</text:p>
      <text:p text:style-name="P3"><text:span text:style-name="Source_20_Text">/recipes/findByIngredients</text:span></text:p>
      <text:p text:style-name="Text_20_body">Paramètres clés :</text:p>
      <text:p text:style-name="Preformatted_20_Text"><text:span text:style-name="Source_20_Text">ingredients=egg,milk,cheese,butter</text:span></text:p>
      <text:p text:style-name="Preformatted_20_Text"><text:span text:style-name="Source_20_Text">ranking=2</text:span></text:p>
      <text:p text:style-name="P3"><text:span text:style-name="Source_20_Text">ignorePantry=true</text:span></text:p>
      <text:p text:style-name="Text_20_body">👉 Puis filtre :</text:p>
      <text:list xml:id="list583091011" text:style-name="L8">
        <text:list-item>
          <text:p text:style-name="P11"><text:span text:style-name="Source_20_Text">missedIngredientCount === 0</text:span></text:p>
        </text:list-item>
      </text:list>
      <text:p text:style-name="Text_20_body">➡️ Résultat :</text:p>
      <text:list xml:id="list2804649047" text:style-name="L9">
        <text:list-item>
          <text:p text:style-name="P12">la recette utilise <text:span text:style-name="Strong_20_Emphasis">uniquement</text:span> tes ingrédients</text:p>
        </text:list-item>
        <text:list-item>
          <text:p text:style-name="P12">certains de ta liste peuvent ne pas être utilisés ✅</text:p>
        </text:list-item>
      </text:list>
      <text:p text:style-name="Horizontal_20_Line"/>
      <text:h text:style-name="Heading_20_3" text:outline-level="3"><text:soft-page-break/>🔹 Cas 2️⃣ : <text:span text:style-name="Emphasis">Recettes presque faisables</text:span></text:h>
      <text:p text:style-name="Text_20_body">Même endpoint, mais :</text:p>
      <text:list xml:id="list91384440" text:style-name="L10">
        <text:list-item>
          <text:p text:style-name="P13">tu <text:span text:style-name="Strong_20_Emphasis">autorises</text:span> <text:span text:style-name="Source_20_Text">missedIngredientCount &gt; 0</text:span></text:p>
        </text:list-item>
        <text:list-item>
          <text:p text:style-name="P13">tu limites par exemple à <text:span text:style-name="Source_20_Text">&lt;= 2</text:span></text:p>
        </text:list-item>
      </text:list>
      <text:p text:style-name="Text_20_body">➡️ Tu obtiens :</text:p>
      <text:list xml:id="list2267408323" text:style-name="L11">
        <text:list-item>
          <text:p text:style-name="P14">ingrédients déjà présents</text:p>
        </text:list-item>
        <text:list-item>
          <text:p text:style-name="P14">ingrédients à acheter</text:p>
        </text:list-item>
        <text:list-item>
          <text:p text:style-name="P14">quantités</text:p>
        </text:list-item>
      </text:list>
      <text:p text:style-name="Horizontal_20_Line"/>
      <text:h text:style-name="Heading_20_3" text:outline-level="3">🧪 Exemple de logique métier</text:h>
      <text:p text:style-name="Preformatted_20_Text"><text:span text:style-name="Source_20_Text">Recette OK si :</text:span></text:p>
      <text:p text:style-name="Preformatted_20_Text"><text:span text:style-name="Source_20_Text">usedIngredients ⊆ ingrédientsUtilisateur</text:span></text:p>
      <text:p text:style-name="P3"><text:span text:style-name="Source_20_Text">missedIngredients ≤ N</text:span></text:p>
      <text:p text:style-name="Horizontal_20_Line"/>
      <text:h text:style-name="Heading_20_3" text:outline-level="3">📌 Pourquoi Spoonacular est idéal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Fonction</text:p>
            </table:table-cell>
            <table:table-cell table:style-name="Tableau1.A1" office:value-type="string">
              <text:p text:style-name="Table_20_Heading">Support</text:p>
            </table:table-cell>
          </table:table-row>
        </table:table-header-rows>
        <table:table-row>
          <table:table-cell table:style-name="Tableau1.A1" office:value-type="string">
            <text:p text:style-name="Table_20_Contents">Liste exhaustive d’ingrédients</text:p>
          </table:table-cell>
          <table:table-cell table:style-name="Tableau1.A1" office:value-type="string">
            <text:p text:style-name="Table_20_Contents">✅</text:p>
          </table:table-cell>
        </table:table-row>
        <table:table-row>
          <table:table-cell table:style-name="Tableau1.A1" office:value-type="string">
            <text:p text:style-name="Table_20_Contents">Recettes sans ingrédient externe</text:p>
          </table:table-cell>
          <table:table-cell table:style-name="Tableau1.A1" office:value-type="string">
            <text:p text:style-name="Table_20_Contents">✅</text:p>
          </table:table-cell>
        </table:table-row>
        <table:table-row>
          <table:table-cell table:style-name="Tableau1.A1" office:value-type="string">
            <text:p text:style-name="Table_20_Contents">Recettes avec ingrédients manquants</text:p>
          </table:table-cell>
          <table:table-cell table:style-name="Tableau1.A1" office:value-type="string">
            <text:p text:style-name="Table_20_Contents">✅</text:p>
          </table:table-cell>
        </table:table-row>
        <table:table-row>
          <table:table-cell table:style-name="Tableau1.A1" office:value-type="string">
            <text:p text:style-name="Table_20_Contents">Détail ingrédients utilisés / manquants</text:p>
          </table:table-cell>
          <table:table-cell table:style-name="Tableau1.A1" office:value-type="string">
            <text:p text:style-name="Table_20_Contents">✅</text:p>
          </table:table-cell>
        </table:table-row>
        <table:table-row>
          <table:table-cell table:style-name="Tableau1.A1" office:value-type="string">
            <text:p text:style-name="Table_20_Contents">Tri par “ce que j’ai déjà”</text:p>
          </table:table-cell>
          <table:table-cell table:style-name="Tableau1.A1" office:value-type="string">
            <text:p text:style-name="Table_20_Contents">✅</text:p>
          </table:table-cell>
        </table:table-row>
      </table:table>
      <text:p text:style-name="Horizontal_20_Line"/>
      <text:h text:style-name="Heading_20_2" text:outline-level="2">🥈 <text:span text:style-name="Strong_20_Emphasis">Edamam</text:span> — possible mais moins précis</text:h>
      <text:h text:style-name="Heading_20_3" text:outline-level="3">❌ Limite importante</text:h>
      <text:list xml:id="list571340459" text:style-name="L12">
        <text:list-item>
          <text:p text:style-name="P15">Ne fournit <text:span text:style-name="Strong_20_Emphasis">pas clairement</text:span> la liste des ingrédients manquants</text:p>
        </text:list-item>
        <text:list-item>
          <text:p text:style-name="P15">Plus difficile de savoir <text:span text:style-name="Emphasis">quoi acheter</text:span></text:p>
        </text:list-item>
      </text:list>
      <text:p text:style-name="Text_20_body">➡️ Moins bon pour un frigo intelligent</text:p>
      <text:p text:style-name="Horizontal_20_Line"/>
      <text:h text:style-name="Heading_20_2" text:outline-level="2">❌ APIs non adaptées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API</text:p>
            </table:table-cell>
            <table:table-cell table:style-name="Tableau2.A1" office:value-type="string">
              <text:p text:style-name="Table_20_Heading">Problème</text:p>
            </table:table-cell>
          </table:table-row>
        </table:table-header-rows>
        <table:table-row>
          <table:table-cell table:style-name="Tableau2.A1" office:value-type="string">
            <text:p text:style-name="Table_20_Contents">TheMealDB</text:p>
          </table:table-cell>
          <table:table-cell table:style-name="Tableau2.A1" office:value-type="string">
            <text:p text:style-name="Table_20_Contents">❌ pas de gestion ingrédients manquants</text:p>
          </table:table-cell>
        </table:table-row>
        <table:table-row>
          <table:table-cell table:style-name="Tableau2.A1" office:value-type="string">
            <text:p text:style-name="Table_20_Contents">APIs gratuites sans clé</text:p>
          </table:table-cell>
          <table:table-cell table:style-name="Tableau2.A1" office:value-type="string">
            <text:p text:style-name="Table_20_Contents">❌ pas de scoring</text:p>
          </table:table-cell>
        </table:table-row>
        <table:table-row>
          <table:table-cell table:style-name="Tableau2.A1" office:value-type="string">
            <text:p text:style-name="Table_20_Contents">Scraping</text:p>
          </table:table-cell>
          <table:table-cell table:style-name="Tableau2.A1" office:value-type="string">
            <text:p text:style-name="Table_20_Contents">❌ instable / risqué</text:p>
          </table:table-cell>
        </table:table-row>
      </table:table>
      <text:p text:style-name="Horizontal_20_Line"/>
      <text:h text:style-name="Heading_20_2" text:outline-level="2"><text:soft-page-break/>🧠 Résumé ultra clair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Besoin</text:p>
            </table:table-cell>
            <table:table-cell table:style-name="Tableau3.A1" office:value-type="string">
              <text:p text:style-name="Table_20_Heading">Spoonacular</text:p>
            </table:table-cell>
          </table:table-row>
        </table:table-header-rows>
        <table:table-row>
          <table:table-cell table:style-name="Tableau3.A1" office:value-type="string">
            <text:p text:style-name="Table_20_Contents">Tous les ingrédients ⊆ ma liste</text:p>
          </table:table-cell>
          <table:table-cell table:style-name="Tableau3.A1" office:value-type="string">
            <text:p text:style-name="Table_20_Contents">✅</text:p>
          </table:table-cell>
        </table:table-row>
        <table:table-row>
          <table:table-cell table:style-name="Tableau3.A1" office:value-type="string">
            <text:p text:style-name="Table_20_Contents">Certains ingrédients non utilisés</text:p>
          </table:table-cell>
          <table:table-cell table:style-name="Tableau3.A1" office:value-type="string">
            <text:p text:style-name="Table_20_Contents">✅</text:p>
          </table:table-cell>
        </table:table-row>
        <table:table-row>
          <table:table-cell table:style-name="Tableau3.A1" office:value-type="string">
            <text:p text:style-name="Table_20_Contents">Ingrédients manquants identifiés</text:p>
          </table:table-cell>
          <table:table-cell table:style-name="Tableau3.A1" office:value-type="string">
            <text:p text:style-name="Table_20_Contents">✅</text:p>
          </table:table-cell>
        </table:table-row>
        <table:table-row>
          <table:table-cell table:style-name="Tableau3.A1" office:value-type="string">
            <text:p text:style-name="Table_20_Contents">Limite du nombre à ajouter</text:p>
          </table:table-cell>
          <table:table-cell table:style-name="Tableau3.A1" office:value-type="string">
            <text:p text:style-name="Table_20_Contents">✅</text:p>
          </table:table-cell>
        </table:table-row>
      </table:table>
      <text:p text:style-name="Horizontal_20_Line"/>
      <text:h text:style-name="Heading_20_2" text:outline-level="2">🔥 Conclusion</text:h>
      <text:p text:style-name="Text_20_body">👉 <text:span text:style-name="Strong_20_Emphasis">Spoonacular est exactement conçue pour ton besoin</text:span><text:line-break/>C’est littéralement son cas d’usage principal.</text:p>
      <text:p text:style-name="Horizontal_20_Line"/>
      <text:p text:style-name="Text_20_body">Si tu veux, je peux :</text:p>
      <text:list xml:id="list1498378330" text:style-name="L13">
        <text:list-item>
          <text:p text:style-name="P16">te donner un <text:span text:style-name="Strong_20_Emphasis">exemple d’appel API réel</text:span></text:p>
        </text:list-item>
        <text:list-item>
          <text:p text:style-name="P16">t’aider à définir le <text:span text:style-name="Strong_20_Emphasis">scoring exact</text:span></text:p>
        </text:list-item>
        <text:list-item>
          <text:p text:style-name="P16">te proposer une <text:span text:style-name="Strong_20_Emphasis">alternative open-source si tu refuses une clé API</text:span></text:p>
        </text:list-item>
      </text:list>
      <text:p text:style-name="Text_20_body">👉 Dis-moi juste :</text:p>
      <text:list xml:id="list350074824" text:style-name="L14">
        <text:list-item>
          <text:p text:style-name="P17">ton langage (JS / Python / backend)</text:p>
        </text:list-item>
        <text:list-item>
          <text:p text:style-name="P17">si c’est pour <text:span text:style-name="Strong_20_Emphasis">web, mobile ou perso</text:span></text:p>
        </text:list-item>
      </text:list>
      <text:p text:style-name="P22"><text:line-break/><text:line-break/>********************************************************************************</text:p>
      <text:p text:style-name="P22"><text:line-break/>Parfait 👍<text:line-break/>Je te propose une <text:span text:style-name="Strong_20_Emphasis">architecture multi-surface (web / mobile / API)</text:span> avec <text:span text:style-name="Strong_20_Emphasis">Python</text:span>, centrée sur <text:span text:style-name="Strong_20_Emphasis">Spoonacular</text:span>, qui couvre exactement tes 2 cas d’usage.</text:p>
      <text:p text:style-name="Horizontal_20_Line"/>
      <text:h text:style-name="Heading_20_2" text:outline-level="2">🧱 Architecture recommandée (multi-surface)</text:h>
      <text:p text:style-name="Preformatted_20_Text"><text:span text:style-name="Source_20_Text">[ Web App ] <text:s text:c="7"/>[ Mobile App ]</text:span></text:p>
      <text:p text:style-name="Preformatted_20_Text"><text:span text:style-name="Source_20_Text"><text:s text:c="5"/>│ <text:s text:c="18"/>│</text:span></text:p>
      <text:p text:style-name="Preformatted_20_Text"><text:span text:style-name="Source_20_Text"><text:s text:c="5"/>└──────► [ API Backend Python ]</text:span></text:p>
      <text:p text:style-name="Preformatted_20_Text"><text:span text:style-name="Source_20_Text"><text:s text:c="22"/>│</text:span></text:p>
      <text:p text:style-name="P3"><text:span text:style-name="Source_20_Text"><text:s text:c="22"/>└──► Spoonacular API</text:span></text:p>
      <text:h text:style-name="Heading_20_3" text:outline-level="3">🎯 Pourquoi cette architecture</text:h>
      <text:list xml:id="list788474463" text:style-name="L15">
        <text:list-item>
          <text:p text:style-name="P18">✅ Une <text:span text:style-name="Strong_20_Emphasis">seule logique métier</text:span></text:p>
        </text:list-item>
        <text:list-item>
          <text:p text:style-name="P18">✅ Facile à exposer sur <text:span text:style-name="Strong_20_Emphasis">web + mobile</text:span></text:p>
        </text:list-item>
        <text:list-item>
          <text:p text:style-name="P18"><text:soft-page-break/>✅ Tu peux changer d’API plus tard sans casser les clients</text:p>
        </text:list-item>
        <text:list-item>
          <text:p text:style-name="P18">✅ Gestion du cache / quota API</text:p>
        </text:list-item>
      </text:list>
      <text:p text:style-name="Horizontal_20_Line"/>
      <text:h text:style-name="Heading_20_2" text:outline-level="2">🧠 Modèle métier (très important)</text:h>
      <text:h text:style-name="Heading_20_3" text:outline-level="3">Entrée utilisateur</text:h>
      <text:p text:style-name="Preformatted_20_Text"><text:span text:style-name="Source_20_Text">{</text:span></text:p>
      <text:p text:style-name="Preformatted_20_Text"><text:span text:style-name="Source_20_Text"><text:s text:c="2"/>"ingredients": ["egg", "milk", "cheese", "butter"],</text:span></text:p>
      <text:p text:style-name="Preformatted_20_Text"><text:span text:style-name="Source_20_Text"><text:s text:c="2"/>"max_missing": 2</text:span></text:p>
      <text:p text:style-name="P3"><text:span text:style-name="Source_20_Text">}</text:span></text:p>
      <text:p text:style-name="Horizontal_20_Line"/>
      <text:h text:style-name="Heading_20_2" text:outline-level="2">🥇 API utilisée : Spoonacular</text:h>
      <text:h text:style-name="Heading_20_3" text:outline-level="3">Endpoint clé</text:h>
      <text:p text:style-name="P3"><text:span text:style-name="Source_20_Text">GET https://api.spoonacular.com/recipes/findByIngredients</text:span></text:p>
      <text:p text:style-name="Horizontal_20_Line"/>
      <text:h text:style-name="Heading_20_2" text:outline-level="2">🐍 Exemple Python (requests)</text:h>
      <text:h text:style-name="Heading_20_3" text:outline-level="3">🔹 Appel API brut</text:h>
      <text:p text:style-name="Preformatted_20_Text"><text:span text:style-name="Source_20_Text">import requests</text:span></text:p>
      <text:p text:style-name="Preformatted_20_Text"/>
      <text:p text:style-name="Preformatted_20_Text"><text:span text:style-name="Source_20_Text">API_KEY = "YOUR_API_KEY"</text:span></text:p>
      <text:p text:style-name="Preformatted_20_Text"><text:span text:style-name="Source_20_Text">URL = "https://api.spoonacular.com/recipes/findByIngredients"</text:span></text:p>
      <text:p text:style-name="Preformatted_20_Text"/>
      <text:p text:style-name="Preformatted_20_Text"><text:span text:style-name="Source_20_Text">def find_recipes(ingredients):</text:span></text:p>
      <text:p text:style-name="Preformatted_20_Text"><text:span text:style-name="Source_20_Text"><text:s text:c="4"/>params = {</text:span></text:p>
      <text:p text:style-name="Preformatted_20_Text"><text:span text:style-name="Source_20_Text"><text:s text:c="8"/>"ingredients": ",".join(ingredients),</text:span></text:p>
      <text:p text:style-name="Preformatted_20_Text"><text:span text:style-name="Source_20_Text"><text:s text:c="8"/>"number": 20,</text:span></text:p>
      <text:p text:style-name="Preformatted_20_Text"><text:span text:style-name="Source_20_Text"><text:s text:c="8"/>"ranking": 2,</text:span></text:p>
      <text:p text:style-name="Preformatted_20_Text"><text:span text:style-name="Source_20_Text"><text:s text:c="8"/>"ignorePantry": True,</text:span></text:p>
      <text:p text:style-name="Preformatted_20_Text"><text:span text:style-name="Source_20_Text"><text:s text:c="8"/>"apiKey": API_KEY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sponse = requests.get(URL, params=params)</text:span></text:p>
      <text:p text:style-name="Preformatted_20_Text"><text:span text:style-name="Source_20_Text"><text:s text:c="4"/>response.raise_for_status()</text:span></text:p>
      <text:p text:style-name="P3"><text:span text:style-name="Source_20_Text"><text:s text:c="4"/>return response.json()</text:span></text:p>
      <text:p text:style-name="Horizontal_20_Line"/>
      <text:h text:style-name="Heading_20_2" text:outline-level="2">🧠 Filtrage métier (TES règles)</text:h>
      <text:h text:style-name="Heading_20_3" text:outline-level="3">🔹 Cas 1️⃣ — 100% faisable</text:h>
      <text:p text:style-name="Preformatted_20_Text"><text:span text:style-name="Source_20_Text">def fully_available_recipes(recipes):</text:span></text:p>
      <text:p text:style-name="Preformatted_20_Text"><text:span text:style-name="Source_20_Text"><text:s text:c="4"/>return [</text:span></text:p>
      <text:p text:style-name="Preformatted_20_Text"><text:span text:style-name="Source_20_Text"><text:s text:c="8"/>r for r in recipes</text:span></text:p>
      <text:p text:style-name="Preformatted_20_Text"><text:soft-page-break/><text:span text:style-name="Source_20_Text"><text:s text:c="8"/>if r["missedIngredientCount"] == 0</text:span></text:p>
      <text:p text:style-name="P3"><text:span text:style-name="Source_20_Text"><text:s text:c="4"/>]</text:span></text:p>
      <text:p text:style-name="Text_20_body">➡️ Tous les ingrédients de la recette ⊆ ingrédients utilisateur<text:line-break/>➡️ Certains ingrédients utilisateur peuvent ne pas être utilisés ✅</text:p>
      <text:p text:style-name="Horizontal_20_Line"/>
      <text:h text:style-name="Heading_20_3" text:outline-level="3">🔹 Cas 2️⃣ — Presque faisable</text:h>
      <text:p text:style-name="Preformatted_20_Text"><text:span text:style-name="Source_20_Text">def almost_available_recipes(recipes, max_missing=2):</text:span></text:p>
      <text:p text:style-name="Preformatted_20_Text"><text:span text:style-name="Source_20_Text"><text:s text:c="4"/>return [</text:span></text:p>
      <text:p text:style-name="Preformatted_20_Text"><text:span text:style-name="Source_20_Text"><text:s text:c="8"/>r for r in recipes</text:span></text:p>
      <text:p text:style-name="Preformatted_20_Text"><text:span text:style-name="Source_20_Text"><text:s text:c="8"/>if 0 &lt; r["missedIngredientCount"] &lt;= max_missing</text:span></text:p>
      <text:p text:style-name="P3"><text:span text:style-name="Source_20_Text"><text:s text:c="4"/>]</text:span></text:p>
      <text:p text:style-name="Text_20_body">➡️ Tu sais exactement <text:span text:style-name="Strong_20_Emphasis">quoi acheter</text:span> :</text:p>
      <text:p text:style-name="P3"><text:span text:style-name="Source_20_Text">r["missedIngredients"]</text:span></text:p>
      <text:p text:style-name="Horizontal_20_Line"/>
      <text:h text:style-name="Heading_20_2" text:outline-level="2">🧪 Exemple de résultat utile côté frontend</text:h>
      <text:p text:style-name="Preformatted_20_Text"><text:span text:style-name="Source_20_Text">{</text:span></text:p>
      <text:p text:style-name="Preformatted_20_Text"><text:span text:style-name="Source_20_Text"><text:s text:c="2"/>"title": "Cheese Omelette",</text:span></text:p>
      <text:p text:style-name="Preformatted_20_Text"><text:span text:style-name="Source_20_Text"><text:s text:c="2"/>"usedIngredients": ["egg", "cheese", "butter"],</text:span></text:p>
      <text:p text:style-name="Preformatted_20_Text"><text:span text:style-name="Source_20_Text"><text:s text:c="2"/>"unusedIngredients": ["milk"],</text:span></text:p>
      <text:p text:style-name="Preformatted_20_Text"><text:span text:style-name="Source_20_Text"><text:s text:c="2"/>"missingIngredients": []</text:span></text:p>
      <text:p text:style-name="P3"><text:span text:style-name="Source_20_Text">}</text:span></text:p>
      <text:p text:style-name="Text_20_body">OU</text:p>
      <text:p text:style-name="Preformatted_20_Text"><text:span text:style-name="Source_20_Text">{</text:span></text:p>
      <text:p text:style-name="Preformatted_20_Text"><text:span text:style-name="Source_20_Text"><text:s text:c="2"/>"title": "Quiche",</text:span></text:p>
      <text:p text:style-name="Preformatted_20_Text"><text:span text:style-name="Source_20_Text"><text:s text:c="2"/>"usedIngredients": ["egg", "cheese"],</text:span></text:p>
      <text:p text:style-name="Preformatted_20_Text"><text:span text:style-name="Source_20_Text"><text:s text:c="2"/>"missingIngredients": ["cream", "pastry"]</text:span></text:p>
      <text:p text:style-name="P3"><text:span text:style-name="Source_20_Text">}</text:span></text:p>
      <text:p text:style-name="Horizontal_20_Line"/>
      <text:h text:style-name="Heading_20_2" text:outline-level="2">🚀 API Backend avec FastAPI (recommandé)</text:h>
      <text:h text:style-name="Heading_20_3" text:outline-level="3">Exemple endpoint</text:h>
      <text:p text:style-name="Preformatted_20_Text"><text:span text:style-name="Source_20_Text">from fastapi import FastAPI</text:span></text:p>
      <text:p text:style-name="Preformatted_20_Text"><text:span text:style-name="Source_20_Text">from pydantic import BaseModel</text:span></text:p>
      <text:p text:style-name="Preformatted_20_Text"/>
      <text:p text:style-name="Preformatted_20_Text"><text:span text:style-name="Source_20_Text">app = FastAPI()</text:span></text:p>
      <text:p text:style-name="Preformatted_20_Text"/>
      <text:p text:style-name="Preformatted_20_Text"><text:span text:style-name="Source_20_Text">class IngredientRequest(BaseModel):</text:span></text:p>
      <text:p text:style-name="Preformatted_20_Text"><text:span text:style-name="Source_20_Text"><text:s text:c="4"/>ingredients: list[str]</text:span></text:p>
      <text:p text:style-name="Preformatted_20_Text"><text:span text:style-name="Source_20_Text"><text:s text:c="4"/>max_missing: int = 2</text:span></text:p>
      <text:p text:style-name="Preformatted_20_Text"/>
      <text:p text:style-name="Preformatted_20_Text"><text:span text:style-name="Source_20_Text">@app.post("/recipes")</text:span></text:p>
      <text:p text:style-name="Preformatted_20_Text"><text:span text:style-name="Source_20_Text">def get_recipes(data: IngredientRequest):</text:span></text:p>
      <text:p text:style-name="Preformatted_20_Text"><text:span text:style-name="Source_20_Text"><text:s text:c="4"/>recipes = find_recipes(data.ingredients)</text:span></text:p>
      <text:p text:style-name="Preformatted_20_Text"/>
      <text:p text:style-name="Preformatted_20_Text"><text:span text:style-name="Source_20_Text"><text:s text:c="4"/>return {</text:span></text:p>
      <text:p text:style-name="Preformatted_20_Text"><text:soft-page-break/><text:span text:style-name="Source_20_Text"><text:s text:c="8"/>"fully_available": fully_available_recipes(recipes),</text:span></text:p>
      <text:p text:style-name="Preformatted_20_Text"><text:span text:style-name="Source_20_Text"><text:s text:c="8"/>"almost_available": almost_available_recipes(</text:span></text:p>
      <text:p text:style-name="Preformatted_20_Text"><text:span text:style-name="Source_20_Text"><text:s text:c="12"/>recipes, data.max_missing</text:span></text:p>
      <text:p text:style-name="Preformatted_20_Text"><text:span text:style-name="Source_20_Text"><text:s text:c="8"/>)</text:span></text:p>
      <text:p text:style-name="P3"><text:span text:style-name="Source_20_Text"><text:s text:c="4"/>}</text:span></text:p>
      <text:p text:style-name="Horizontal_20_Line"/>
      <text:h text:style-name="Heading_20_2" text:outline-level="2">📱 Multi-surface : comment consommer</text:h>
      <text:h text:style-name="Heading_20_3" text:outline-level="3">Web</text:h>
      <text:list xml:id="list2966290473" text:style-name="L16">
        <text:list-item>
          <text:p text:style-name="P19">React / Vue / Svelte</text:p>
        </text:list-item>
        <text:list-item>
          <text:p text:style-name="P19">Appel REST JSON</text:p>
        </text:list-item>
      </text:list>
      <text:h text:style-name="Heading_20_3" text:outline-level="3">Mobile</text:h>
      <text:list xml:id="list2994535070" text:style-name="L17">
        <text:list-item>
          <text:p text:style-name="P20">Flutter / React Native / Swift</text:p>
        </text:list-item>
        <text:list-item>
          <text:p text:style-name="P20">Même endpoint <text:span text:style-name="Source_20_Text">/recipes</text:span></text:p>
        </text:list-item>
      </text:list>
      <text:p text:style-name="Text_20_body">➡️ <text:span text:style-name="Strong_20_Emphasis">Zéro logique métier côté client</text:span></text:p>
      <text:p text:style-name="Horizontal_20_Line"/>
      <text:h text:style-name="Heading_20_2" text:outline-level="2">⚠️ Bonnes pratiques importantes</text:h>
      <text:h text:style-name="Heading_20_3" text:outline-level="3">🔹 Cache (très important)</text:h>
      <text:p text:style-name="Preformatted_20_Text"><text:span text:style-name="Source_20_Text">clé cache = sorted(ingredients)</text:span></text:p>
      <text:p text:style-name="P3"><text:span text:style-name="Source_20_Text">TTL = 1h</text:span></text:p>
      <text:p text:style-name="Text_20_body">➡️ Économise ton quota Spoonacular</text:p>
      <text:p text:style-name="Horizontal_20_Line"/>
      <text:h text:style-name="Heading_20_3" text:outline-level="3">🔹 Normalisation ingrédients</text:h>
      <text:p text:style-name="Text_20_body">Avant appel API :</text:p>
      <text:p text:style-name="P3"><text:span text:style-name="Source_20_Text">ingredient.lower().strip()</text:span></text:p>
      <text:p text:style-name="Horizontal_20_Line"/>
      <text:h text:style-name="Heading_20_2" text:outline-level="2">🧠 Résumé final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Heading">Élément</text:p>
            </table:table-cell>
            <table:table-cell table:style-name="Tableau4.A1" office:value-type="string">
              <text:p text:style-name="Table_20_Heading">Choix</text:p>
            </table:table-cell>
          </table:table-row>
        </table:table-header-rows>
        <table:table-row>
          <table:table-cell table:style-name="Tableau4.A1" office:value-type="string">
            <text:p text:style-name="Table_20_Contents">API externe</text:p>
          </table:table-cell>
          <table:table-cell table:style-name="Tableau4.A1" office:value-type="string">
            <text:p text:style-name="Table_20_Contents">Spoonacular</text:p>
          </table:table-cell>
        </table:table-row>
        <table:table-row>
          <table:table-cell table:style-name="Tableau4.A1" office:value-type="string">
            <text:p text:style-name="Table_20_Contents">Langage</text:p>
          </table:table-cell>
          <table:table-cell table:style-name="Tableau4.A1" office:value-type="string">
            <text:p text:style-name="Table_20_Contents">Python</text:p>
          </table:table-cell>
        </table:table-row>
        <table:table-row>
          <table:table-cell table:style-name="Tableau4.A1" office:value-type="string">
            <text:p text:style-name="Table_20_Contents">Backend</text:p>
          </table:table-cell>
          <table:table-cell table:style-name="Tableau4.A1" office:value-type="string">
            <text:p text:style-name="Table_20_Contents">FastAPI</text:p>
          </table:table-cell>
        </table:table-row>
        <table:table-row>
          <table:table-cell table:style-name="Tableau4.A1" office:value-type="string">
            <text:p text:style-name="Table_20_Contents">Multi-surface</text:p>
          </table:table-cell>
          <table:table-cell table:style-name="Tableau4.A1" office:value-type="string">
            <text:p text:style-name="Table_20_Contents">✅</text:p>
          </table:table-cell>
        </table:table-row>
        <table:table-row>
          <table:table-cell table:style-name="Tableau4.A1" office:value-type="string">
            <text:p text:style-name="Table_20_Contents">Cas 1 (tout dispo)</text:p>
          </table:table-cell>
          <table:table-cell table:style-name="Tableau4.A1" office:value-type="string">
            <text:p text:style-name="Table_20_Contents"><text:span text:style-name="Source_20_Text">missedIngredientCount == 0</text:span></text:p>
          </table:table-cell>
        </table:table-row>
        <table:table-row>
          <table:table-cell table:style-name="Tableau4.A1" office:value-type="string">
            <text:p text:style-name="Table_20_Contents">Cas 2 (presque)</text:p>
          </table:table-cell>
          <table:table-cell table:style-name="Tableau4.A1" office:value-type="string">
            <text:p text:style-name="Table_20_Contents"><text:span text:style-name="Source_20_Text">&lt;= max_missing</text:span></text:p>
          </table:table-cell>
        </table:table-row>
      </table:table>
      <text:p text:style-name="Horizontal_20_Line"><text:soft-page-break/></text:p>
      <text:h text:style-name="Heading_20_2" text:outline-level="2">🔥 Prochaine étape possible</text:h>
      <text:p text:style-name="Text_20_body">Je peux te fournir :</text:p>
      <text:list xml:id="list374972940" text:style-name="L18">
        <text:list-item>
          <text:p text:style-name="P21">✅ un <text:span text:style-name="Strong_20_Emphasis">repo FastAPI prêt à lancer</text:span></text:p>
        </text:list-item>
        <text:list-item>
          <text:p text:style-name="P21">✅ un <text:span text:style-name="Strong_20_Emphasis">système de scoring avancé</text:span></text:p>
        </text:list-item>
        <text:list-item>
          <text:p text:style-name="P21">✅ une <text:span text:style-name="Strong_20_Emphasis">alternative open-source (dataset + moteur maison)</text:span></text:p>
        </text:list-item>
      </text:list>
      <text:p text:style-name="Text_20_body">👉 Dis-moi si tu veux <text:span text:style-name="Strong_20_Emphasis">code complet</text:span>, <text:span text:style-name="Strong_20_Emphasis">Docker</text:span>, ou <text:span text:style-name="Strong_20_Emphasis">sans API payante</text:span>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3:59:44.260083346</meta:creation-date>
    <dc:date>2026-01-19T15:58:18.346351008</dc:date>
    <meta:editing-duration>PT1H38M13S</meta:editing-duration>
    <meta:editing-cycles>1</meta:editing-cycles>
    <meta:document-statistic meta:table-count="4" meta:image-count="0" meta:object-count="0" meta:page-count="7" meta:paragraph-count="202" meta:word-count="834" meta:character-count="5681" meta:non-whitespace-character-count="4806"/>
    <meta:generator>LibreOffice/7.3.7.2$Linux_X86_64 LibreOffice_project/30$Build-2</meta:generator>
  </office:meta>
</office:document-meta>
</file>